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2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3" style:family="paragraph" style:parent-style-name="Standard">
      <style:paragraph-properties fo:margin-top="0cm" fo:margin-bottom="0.212cm" style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4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9" style:family="paragraph" style:parent-style-name="Standard">
      <style:paragraph-properties fo:margin-left="2cm" fo:margin-right="0cm" fo:margin-top="0cm" fo:margin-bottom="0cm" style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0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2" style:family="paragraph" style:parent-style-name="Standard">
      <style:paragraph-properties fo:margin-left="10.001cm" fo:margin-right="0cm" fo:margin-top="0cm" fo:margin-bottom="0cm" style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5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108b9db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6" style:family="paragraph" style:parent-style-name="Standard" style:master-page-name="">
      <style:paragraph-properties fo:text-align="justify" style:justify-single-word="false" fo:hyphenation-ladder-count="no-limit" style:page-number="auto"/>
      <style:text-properties style:font-name="Times New Roman" fo:font-size="12pt" fo:language="uk" fo:country="UA" fo:font-weight="bold" officeooo:rsid="00752f12" officeooo:paragraph-rsid="00752f12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17" style:family="paragraph" style:parent-style-name="Table_20_Contents">
      <style:paragraph-properties fo:text-align="justify" style:justify-single-word="false" fo:hyphenation-ladder-count="no-limit"/>
      <style:text-properties style:font-name="Times New Roman" fo:font-size="12pt" fo:language="uk" fo:country="UA" style:font-size-asian="12pt" style:font-size-complex="12pt" fo:hyphenate="true" fo:hyphenation-remain-char-count="2" fo:hyphenation-push-char-count="2" loext:hyphenation-no-caps="false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2pt" fo:language="uk" fo:country="UA" style:font-size-asian="12pt" style:font-size-complex="12pt"/>
    </style:style>
    <style:style style:name="P19" style:family="paragraph" style:parent-style-name="Table_20_Contents">
      <style:paragraph-properties fo:text-align="center" style:justify-single-word="false" fo:hyphenation-ladder-count="no-limit"/>
      <style:text-properties style:font-name="Times New Roman" fo:font-size="12pt" fo:language="uk" fo:country="UA" style:font-size-asian="12pt" style:font-size-complex="12pt" fo:hyphenate="true" fo:hyphenation-remain-char-count="2" fo:hyphenation-push-char-count="2" loext:hyphenation-no-caps="false"/>
    </style:style>
    <style:style style:name="P20" style:family="paragraph" style:parent-style-name="Standard" style:master-page-name="First_20_Page">
      <style:paragraph-properties fo:margin-left="0.63cm" fo:margin-right="0cm" fo:margin-top="0cm" fo:margin-bottom="0.212cm" style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9c4c1e" officeooo:paragraph-rsid="01105a9e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9c4c1e" officeooo:paragraph-rsid="01105a9e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sans-serif" fo:font-size="14pt" fo:font-weight="bold" officeooo:paragraph-rsid="01179e74" style:font-size-asian="14pt" style:font-weight-asian="bold" style:font-size-complex="14pt" style:font-weight-complex="bold"/>
    </style:style>
    <style:style style:name="P24" style:family="paragraph" style:parent-style-name="Standard" style:list-style-name="L1">
      <style:paragraph-properties fo:text-align="justify" style:justify-single-word="false" fo:hyphenation-ladder-count="no-limit"/>
      <style:text-properties officeooo:paragraph-rsid="011b2167" fo:hyphenate="true" fo:hyphenation-remain-char-count="2" fo:hyphenation-push-char-count="2" loext:hyphenation-no-caps="false"/>
    </style:style>
    <style:style style:name="P25" style:family="paragraph" style:parent-style-name="Standard" style:list-style-name="L1">
      <style:paragraph-properties fo:text-align="justify" style:justify-single-word="false" fo:hyphenation-ladder-count="no-limit"/>
      <style:text-properties officeooo:paragraph-rsid="011b7052" fo:hyphenate="true" fo:hyphenation-remain-char-count="2" fo:hyphenation-push-char-count="2" loext:hyphenation-no-caps="false"/>
    </style:style>
    <style:style style:name="P26" style:family="paragraph" style:parent-style-name="Standard">
      <style:paragraph-properties fo:text-align="justify" style:justify-single-word="false"/>
      <style:text-properties officeooo:paragraph-rsid="01105a9e"/>
    </style:style>
    <style:style style:name="P27" style:family="paragraph" style:parent-style-name="Standard" style:master-page-name="">
      <style:paragraph-properties fo:text-align="justify" style:justify-single-word="false" fo:hyphenation-ladder-count="no-limit" style:page-number="auto"/>
      <style:text-properties style:font-name="Times New Roman" fo:font-size="12pt" fo:language="uk" fo:country="UA" fo:font-weight="bold" officeooo:rsid="00752f12" officeooo:paragraph-rsid="011b2167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28" style:family="paragraph" style:parent-style-name="Standard" style:master-page-name="">
      <style:paragraph-properties fo:text-align="justify" style:justify-single-word="false" fo:hyphenation-ladder-count="no-limit" style:page-number="auto" fo:break-before="page"/>
      <style:text-properties style:font-name="Times New Roman" fo:font-size="12pt" fo:language="uk" fo:country="UA" fo:font-weight="bold" officeooo:rsid="0074a7e7" officeooo:paragraph-rsid="00752f12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hyphenation-ladder-count="no-limit" fo:text-indent="1cm" style:auto-text-indent="false" fo:background-color="transparent"/>
      <style:text-properties style:font-name="Times New Roman" fo:font-size="12pt" fo:language="uk" fo:country="UA" fo:font-weight="normal" officeooo:rsid="009c4c1e" officeooo:paragraph-rsid="0119a063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hyphenation-ladder-count="no-limit" fo:text-indent="1cm" style:auto-text-indent="false" fo:background-color="transparent">
        <style:tab-stops>
          <style:tab-stop style:position="0.397cm"/>
        </style:tab-stops>
      </style:paragraph-properties>
      <style:text-properties officeooo:paragraph-rsid="011eb20f" fo:hyphenate="true" fo:hyphenation-remain-char-count="2" fo:hyphenation-push-char-count="2" loext:hyphenation-no-caps="false"/>
    </style:style>
    <style:style style:name="P31" style:family="paragraph" style:parent-style-name="Standard" style:master-page-name="">
      <loext:graphic-properties draw:fill="none"/>
      <style:paragraph-properties fo:margin-left="0cm" fo:margin-right="0cm" fo:text-align="justify" style:justify-single-word="false" fo:hyphenation-ladder-count="no-limit" fo:text-indent="1cm" style:auto-text-indent="false" style:page-number="auto" fo:background-color="transparent"/>
      <style:text-properties style:font-name="Times New Roman" fo:font-size="12pt" fo:language="uk" fo:country="UA" fo:font-weight="normal" officeooo:rsid="009c4c1e" officeooo:paragraph-rsid="0119a063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master-page-name="">
      <loext:graphic-properties draw:fill="none"/>
      <style:paragraph-properties fo:margin-left="0cm" fo:margin-right="0cm" fo:text-align="justify" style:justify-single-word="false" fo:hyphenation-ladder-count="no-limit" fo:text-indent="1cm" style:auto-text-indent="false" style:page-number="auto" fo:background-color="transparent">
        <style:tab-stops>
          <style:tab-stop style:position="0.397cm"/>
        </style:tab-stops>
      </style:paragraph-properties>
      <style:text-properties officeooo:paragraph-rsid="011eb20f" fo:hyphenate="true" fo:hyphenation-remain-char-count="2" fo:hyphenation-push-char-count="2" loext:hyphenation-no-caps="false"/>
    </style:style>
    <style:style style:name="P33" style:family="paragraph" style:parent-style-name="Standard" style:master-page-name="">
      <loext:graphic-properties draw:fill="none"/>
      <style:paragraph-properties fo:margin-left="0cm" fo:margin-right="0cm" fo:text-align="justify" style:justify-single-word="false" fo:hyphenation-ladder-count="no-limit" fo:text-indent="1cm" style:auto-text-indent="false" style:page-number="auto" fo:background-color="transparent"/>
      <style:text-properties style:font-name="Times New Roman" fo:font-size="12pt" fo:font-weight="normal" officeooo:paragraph-rsid="01179e7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915ce7" style:font-name-asian="Times New Roman1" style:font-weight-asian="bold" style:font-size-complex="14pt"/>
    </style:style>
    <style:style style:name="T10" style:family="text">
      <style:text-properties fo:font-weight="bold" officeooo:rsid="01137609" style:font-name-asian="Times New Roman1" style:font-weight-asian="bold" style:font-size-complex="14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fo:background-color="#ffffff" loext:char-shading-value="0" style:font-name-asian="Calibri" style:font-weight-asian="normal" style:font-name-complex="Times New Roman1" style:font-weight-complex="normal"/>
    </style:style>
    <style:style style:name="T13" style:family="text">
      <style:text-properties fo:background-color="#ffffff" loext:char-shading-value="0" style:font-name-asian="Calibri" style:font-name-complex="Times New Roman1"/>
    </style:style>
    <style:style style:name="T14" style:family="text">
      <style:text-properties officeooo:rsid="0074a7e7" fo:background-color="#ffffff" loext:char-shading-value="0" style:font-name-asian="Calibri" style:font-name-complex="Times New Roman1"/>
    </style:style>
    <style:style style:name="T15" style:family="text">
      <style:text-properties style:font-name="Times New Roman" fo:font-size="12pt" fo:language="uk" fo:country="UA" fo:font-weight="bold" officeooo:rsid="009c4c1e" fo:background-color="#ffffff" loext:char-shading-value="0" style:font-name-asian="Calibri" style:font-size-asian="12pt" style:font-weight-asian="bold" style:font-name-complex="Times New Roman1" style:font-size-complex="12pt" style:font-weight-complex="bold"/>
    </style:style>
    <style:style style:name="T16" style:family="text">
      <style:text-properties style:font-name="Times New Roman" fo:font-size="12pt" fo:language="uk" fo:country="UA" fo:font-weight="bold" officeooo:rsid="00752f12" fo:background-color="#ffffff" loext:char-shading-value="0" style:font-name-asian="Calibri" style:font-size-asian="12pt" style:font-weight-asian="bold" style:font-name-complex="Times New Roman1" style:font-size-complex="12pt" style:font-weight-complex="bold"/>
    </style:style>
    <style:style style:name="T17" style:family="text">
      <style:text-properties style:font-name="Times New Roman" fo:font-size="12pt" fo:language="uk" fo:country="UA" fo:font-weight="normal" officeooo:rsid="009c4c1e" fo:background-color="#ffffff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18" style:family="text">
      <style:text-properties style:font-name="Times New Roman" fo:font-size="12pt" fo:language="uk" fo:country="UA" fo:font-weight="normal" officeooo:rsid="01179e74" fo:background-color="#ffffff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19" style:family="text">
      <style:text-properties style:font-name="Times New Roman" fo:font-size="12pt" fo:language="uk" fo:country="UA" fo:font-weight="normal" officeooo:rsid="00752f12" fo:background-color="#ffffff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20" style:family="text">
      <style:text-properties style:font-name="Times New Roman" fo:font-size="12pt" fo:language="uk" fo:country="UA" officeooo:rsid="009c4c1e" fo:background-color="#ffffff" loext:char-shading-value="0" style:font-name-asian="Calibri" style:font-size-asian="12pt" style:font-name-complex="Times New Roman1" style:font-size-complex="12pt"/>
    </style:style>
    <style:style style:name="T21" style:family="text">
      <style:text-properties style:font-name="Times New Roman" fo:font-size="12pt" fo:language="uk" fo:country="UA" style:text-underline-style="solid" style:text-underline-width="auto" style:text-underline-color="font-color" fo:font-weight="bold" officeooo:rsid="00752f12" fo:background-color="#ffffff" loext:char-shading-value="0" style:font-name-asian="Calibri" style:font-size-asian="12pt" style:font-weight-asian="bold" style:font-name-complex="Times New Roman1" style:font-size-complex="12pt" style:font-weight-complex="bold"/>
    </style:style>
    <style:style style:name="T22" style:family="text">
      <style:text-properties style:font-name="Times New Roman" fo:font-size="12pt" fo:language="uk" fo:country="UA" style:text-underline-style="solid" style:text-underline-width="auto" style:text-underline-color="font-color" fo:font-weight="bold" officeooo:rsid="01214c83" fo:background-color="#ffffff" loext:char-shading-value="0" style:font-name-asian="Calibri" style:font-size-asian="12pt" style:font-weight-asian="bold" style:font-name-complex="Times New Roman1" style:font-size-complex="12pt" style:font-weight-complex="bold"/>
    </style:style>
    <style:style style:name="T23" style:family="text">
      <style:text-properties style:font-name="Times New Roman" fo:font-size="12pt" fo:language="uk" fo:country="UA" style:text-underline-style="solid" style:text-underline-width="auto" style:text-underline-color="font-color" fo:font-weight="bold" officeooo:rsid="012181d5" fo:background-color="#ffffff" loext:char-shading-value="0" style:font-name-asian="Calibri" style:font-size-asian="12pt" style:font-weight-asian="bold" style:font-name-complex="Times New Roman1" style:font-size-complex="12pt" style:font-weight-complex="bold"/>
    </style:style>
    <style:style style:name="T24" style:family="text">
      <style:text-properties style:font-name="Times New Roman" fo:language="uk" fo:country="UA" officeooo:rsid="009c4c1e" fo:background-color="#ffffff" loext:char-shading-value="0" style:font-name-asian="Calibri" style:font-name-complex="Times New Roman1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31cm" draw:visible-area-height="5.031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ІНІСТЕРСТВО ОСВІТИ І НАУКИ УКРАЇНИ</text:p>
      <text:p text:style-name="P1"><draw:frame draw:style-name="fr1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2">Дніпровський національний університет<text:line-break/>залізничного транспорту імені академіка В. Лазаряна</text:p>
      <text:p text:style-name="P3"/>
      <text:p text:style-name="P4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8">Лабораторна робота №</text:span><text:span text:style-name="T10">6</text:span></text:p>
      <text:p text:style-name="P8"><text:span text:style-name="T8"><text:line-break/></text:span><text:span text:style-name="T1">з дисципліни «</text:span><text:span text:style-name="T2">Алгоритми та структури даних</text:span><text:span text:style-name="T7">»</text:span></text:p>
      <text:p text:style-name="P7"/>
      <text:p text:style-name="P34"><text:span text:style-name="T3">на тему: </text:span><text:span text:style-name="T4">«Графи та пошук у них»</text:span></text:p>
      <text:p text:style-name="P9"/>
      <text:p text:style-name="P9"/>
      <text:p text:style-name="P9"/>
      <text:p text:style-name="P9"/>
      <text:p text:style-name="P9"/>
      <text:p text:style-name="P9"/>
      <text:p text:style-name="P4">Виконав:</text:p>
      <text:p text:style-name="P10">студент гр.ПЗ1911 </text:p>
      <text:p text:style-name="P10">Сафонов Д. Є.</text:p>
      <text:p text:style-name="P10">Прийняла: </text:p>
      <text:p text:style-name="P11">Куроп'ятник О. С.</text:p>
      <text:p text:style-name="P12"><text:tab/></text:p>
      <text:p text:style-name="P13"><text:span text:style-name="T5">Дніпро, 202</text:span><text:span text:style-name="T6">1</text:span></text:p>
      <text:p text:style-name="P28">Тема. <text:span text:style-name="T11">Графи та пошук у них.</text:span></text:p>
      <text:p text:style-name="P16"><text:span text:style-name="T14">М</text:span><text:span text:style-name="T13">ета. </text:span><text:span text:style-name="T12">Ознайомитися <text:s/>з <text:s/>поняттям <text:s/>графа. <text:s/>Отримати <text:s/>практичні <text:s/>навички реалізації різних представлень та обходу графів.</text:span></text:p>
      <text:p text:style-name="P14"/>
      <text:p text:style-name="P27"><text:span text:style-name="T13">Завдання. </text:span><text:span text:style-name="T12">Написати програму мовою java, що складається з класів:</text:span></text:p>
      <text:list xml:id="list3587082424" text:style-name="L1">
        <text:list-item>
          <text:p text:style-name="P24"><text:span text:style-name="T19">вершини, який містить поле назви;</text:span></text:p>
        </text:list-item>
        <text:list-item>
          <text:p text:style-name="P24"><text:span text:style-name="T19">графа з представленням матрицею суміжності;</text:span></text:p>
        </text:list-item>
        <text:list-item>
          <text:p text:style-name="P24"><text:span text:style-name="T19">графа з представленням списком суміжності;</text:span></text:p>
        </text:list-item>
        <text:list-item>
          <text:p text:style-name="P25"><text:span text:style-name="T19">інтерфейсу <text:s/>користувача. <text:s/>Взаємодію <text:s/>з <text:s/>користувачем <text:s/>організувати <text:s/>через текстове меню. Для кожного пункту меню передбачити зворотній зв'язок у вигляді виведення результатів виконання дії та/або текстового повідомлення.</text:span></text:p>
        </text:list-item>
      </text:list>
      <text:p text:style-name="P32"><text:span text:style-name="T19">Передбачити такі дії над графом: додавання вершин, ребер (дуг), видалення дуг, обхід в глибину та ширину, з можливістю завдання стартової вершини.</text:span></text:p>
      <text:p text:style-name="P30"><text:span text:style-name="T19">Розробити тестові приклади для перевірки працездатності програми.</text:span></text:p>
      <text:p text:style-name="P30"><text:span text:style-name="T19">Варіанти завдань: </text:span><text:span text:style-name="T21">парні</text:span><text:span text:style-name="T22">(</text:span><text:span text:style-name="T23">6</text:span><text:span text:style-name="T22">)</text:span><text:span text:style-name="T21"> – орієнтований граф</text:span><text:span text:style-name="T19">, непарні – неорієнтований.</text:span></text:p>
      <text:p text:style-name="P26"><text:span text:style-name="T15">Текст програми. </text:span><text:a xlink:type="simple" xlink:href="https://github.com/dazzlemon/diit_121-ipz_y2_asd/tree/main/5/src/main/java/asd5" text:style-name="Internet_20_link" text:visited-style-name="Visited_20_Internet_20_Link"><text:span text:style-name="T17">github</text:span></text:a></text:p>
      <text:p text:style-name="P26"><text:span text:style-name="T17"/></text:p>
      <text:p text:style-name="P23"><text:span text:style-name="T24">Опис тестового прикладу.</text:span></text:p>
      <text:p text:style-name="P33">графічне представлення графу (не менше п'яти вершин), <text:s/>матриця <text:s/>та <text:s/>списки <text:s/>суміжності, <text:s/>очікуваний <text:s/>результат <text:s/>обходу <text:s/>в ширинута глибину, починаючи з різних вершин;</text:p>
      <text:p text:style-name="P21"/>
      <text:p text:style-name="P22">Висновки.</text:p>
      <text:p text:style-name="P31">пропозиції щодо застосування графу для моделювання реальних процесів та/або об’єктів;</text:p>
      <text:p text:style-name="P29">порівняння <text:s/>реалізованих <text:s/>способів <text:s/>представлення <text:s/>графу <text:s/>та алгоритмів, вказавши критерії порівняння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4T12:06:42.174867818</meta:creation-date>
    <dc:date>2021-04-20T11:25:16.733441516</dc:date>
    <meta:editing-duration>PT12H3M29S</meta:editing-duration>
    <meta:editing-cycles>257</meta:editing-cycles>
    <meta:generator>LibreOffice/7.0.5.2$Linux_X86_64 LibreOffice_project/00$Build-2</meta:generator>
    <meta:document-statistic meta:table-count="0" meta:image-count="0" meta:object-count="1" meta:page-count="2" meta:paragraph-count="31" meta:word-count="203" meta:character-count="1588" meta:non-whitespace-character-count="1387"/>
  </office:meta>
</office:document-meta>
</file>